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25b50" officeooo:paragraph-rsid="00025b50"/>
    </style:style>
    <style:style style:name="P2" style:family="paragraph" style:parent-style-name="Standard">
      <style:text-properties officeooo:rsid="0005fb71" officeooo:paragraph-rsid="0005fb71"/>
    </style:style>
    <style:style style:name="P3" style:family="paragraph" style:parent-style-name="Standard">
      <style:text-properties officeooo:rsid="0007b909" officeooo:paragraph-rsid="0007b909"/>
    </style:style>
    <style:style style:name="T1" style:family="text">
      <style:text-properties officeooo:rsid="00025b50"/>
    </style:style>
    <style:style style:name="T2" style:family="text">
      <style:text-properties officeooo:rsid="0007b909"/>
    </style:style>
    <style:style style:name="T3" style:family="text">
      <style:text-properties officeooo:rsid="000971fe"/>
    </style:style>
    <style:style style:name="T4" style:family="text">
      <style:text-properties officeooo:rsid="000aaa56"/>
    </style:style>
    <style:style style:name="T5" style:family="text">
      <style:text-properties officeooo:rsid="000b334f"/>
    </style:style>
    <style:style style:name="T6" style:family="text">
      <style:text-properties officeooo:rsid="000be7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to start SmarActMCS2Ctrl TangoDS Server and SmarActMCS2Motor TangoDS Server</text:p>
      <text:p text:style-name="P1"/>
      <text:p text:style-name="P1">1. Start SmarActMCS2Ctrl TangoDS Server</text:p>
      <text:p text:style-name="P1"><text:s text:c="4"/><text:tab/>cd <text:s text:c="2"/>~/tango/DeviceClasses/Motion/MotorControllers/Smaract/SmarActMCS2Ctrl/trunk</text:p>
      <text:p text:style-name="P1"><text:s text:c="2"/><text:tab/>./bin/SmarActMCS2Ctrl <text:s/>testctrl</text:p>
      <text:p text:style-name="P2">(testctrl is a instance name. The instance name must be the same in jive)</text:p>
      <text:p text:style-name="P1">2. Start SmarActMCS2Ctrl TangoDS Server</text:p>
      <text:p text:style-name="P1"><text:tab/>cd <text:s/>~/tango/DeviceClasses/Motion/MotorControllers/Smaract/SmarActMCS2Motor/trunk</text:p>
      <text:p text:style-name="P1"><text:tab/>./bin/SmarActMCS2Motor testmotor</text:p>
      <text:p text:style-name="P2">(testmotor is a instance name. The instance name must be the same in jive)</text:p>
      <text:p text:style-name="P2"/>
      <text:p text:style-name="P2"/>
      <text:p text:style-name="P2">How to add <text:span text:style-name="T1">SmarActMCS2Ctrl </text:span>TangoDS in jive?</text:p>
      <text:p text:style-name="P2">1. open jive</text:p>
      <text:p text:style-name="P2">2. jive &gt;&gt; Tools &gt;&gt; Server Wizard &gt;&gt; Server Registration &gt;&gt; Server name: SmarActMCS2Ctrl, Instance name: testctrl &gt;&gt; Start the server &gt;&gt; Class Selection &gt;&gt; Declare device &gt;&gt; Device Name: testctrl/mcs2ctrl/1 &gt;&gt; Hostname :192.168.1.200 &gt;&gt; PortNummer: 55551 &gt;&gt;ConnectType: net &gt;&gt;USBID (not used, pass) &gt;&gt;PicoScaleHostName (not used, pass) &gt;&gt;PicoScaleUSBID (not used, pass) &gt;&gt; PicoScaleConnectType <text:s/>(not used, pass) &gt;&gt; Configuration Done.</text:p>
      <text:p text:style-name="P2"/>
      <text:p text:style-name="P2">Open the <text:span text:style-name="T1">SmarActMCS2Ctrl </text:span>server in jive, make sure the properties are right. </text:p>
      <text:p text:style-name="P2"/>
      <text:p text:style-name="P2">How to add SmarActMCS2Motor TangoDS in jive?</text:p>
      <text:p text:style-name="P2">1. open jive</text:p>
      <text:p text:style-name="P2">2. jive &gt;&gt; Tools &gt;&gt; Server Wizard &gt;&gt; Server Registration &gt;&gt; Server name: SmarActMCS2Motor, Instance name: testmotor &gt;&gt; Start the server &gt;&gt; Class Selection &gt;&gt; Declare device &gt;&gt; Device Name: testmotor/mcs2motor/1 &gt;&gt;<text:span text:style-name="T2">SmarActMCS2CtrlDevice: testctrl/mcs2ctrl/1 </text:span><text:s/>&gt;&gt; <text:span text:style-name="T2">AxisNummer: 0 &gt;</text:span>&gt; <text:span text:style-name="T2">PicoScaleEncoded: false </text:span><text:s/>&gt;&gt; Configuration Done.</text:p>
      <text:p text:style-name="P2"/>
      <text:p text:style-name="P3">About the remote control from telnet:</text:p>
      <text:p text:style-name="P3">1. <text:span text:style-name="T4">connect the controller using the command “</text:span>telnet 192.168.1.200 55551”</text:p>
      <text:p text:style-name="P3">2. <text:span text:style-name="T5">send the commands “</text:span>:DEV:SNUM?”, <text:span text:style-name="T5">get the result. </text:span></text:p>
      <text:p text:style-name="P3">3. <text:span text:style-name="T6">channel 0 – channel 5 work. <text:s/>“</text:span>:CHAN0:STAT?” </text:p>
      <text:p text:style-name="P3"/>
      <text:p text:style-name="P3">About the remote control from PuTTy:</text:p>
      <text:p text:style-name="P3"><text:span text:style-name="T3">O</text:span>pen putty and configure the session as mcs2_telnet, then open the session and use the commands. Due <text:s/>to the timeout problem, the commands can not be sent to the mcs2 controll syste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1:42:26.245786364</meta:creation-date>
    <dc:date>2019-08-15T10:58:49.438134356</dc:date>
    <meta:editing-duration>PT27M42S</meta:editing-duration>
    <meta:editing-cycles>6</meta:editing-cycles>
    <meta:generator>LibreOffice/5.2.7.2$Linux_X86_64 LibreOffice_project/20m0$Build-2</meta:generator>
    <meta:document-statistic meta:table-count="0" meta:image-count="0" meta:object-count="0" meta:page-count="1" meta:paragraph-count="22" meta:word-count="258" meta:character-count="1912" meta:non-whitespace-character-count="1652"/>
  </office:meta>
</office:document-meta>
</file>